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5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nternal node 1</text:p>
          </table:table-cell>
          <table:table-cell office:value-type="string" calcext:value-type="string">
            <text:p>Internal node 2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string" calcext:value-type="string">
            <text:p><text:s/>= 0.00047977942</text:p>
          </table:table-cell>
          <table:table-cell table:formula="of:=[.C2]*[.D2]*[.E2]*[.F2]*[.G2]*[.H2]" office:value-type="float" office:value="0.000479779415041402" calcext:value-type="float">
            <text:p>0.000479779415041</text:p>
          </table:table-cell>
          <table:table-cell/>
          <table:table-cell office:value-type="string" calcext:value-type="string">
            <text:p>unchanged on BL 0.2</text:p>
          </table:table-cell>
          <table:table-cell/>
          <table:table-cell table:formula="of:=0.25+(0.75*(EXP((-4*0.2)/3)))" office:value-type="float" office:value="0.824446253773486" calcext:value-type="float">
            <text:p>0.8244462537734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47977942</text:p>
          </table:table-cell>
          <table:table-cell table:formula="of:=[.C3]*[.D3]*[.E3]*[.F3]*[.G3]*[.H3]" office:value-type="float" office:value="0.000479779415041402" calcext:value-type="float">
            <text:p>0.000479779415041</text:p>
          </table:table-cell>
          <table:table-cell/>
          <table:table-cell office:value-type="string" calcext:value-type="string">
            <text:p>changed on BL 0.2</text:p>
          </table:table-cell>
          <table:table-cell/>
          <table:table-cell table:formula="of:=0.25-(0.25*(EXP((-4*0.2/3))))" office:value-type="float" office:value="0.0585179154088378" calcext:value-type="float">
            <text:p>0.0585179154088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2445" calcext:value-type="float">
            <text:p>0.82445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string" calcext:value-type="string">
            <text:p><text:s/>= 0.00003405506</text:p>
          </table:table-cell>
          <table:table-cell table:formula="of:=[.C4]*[.D4]*[.E4]*[.F4]*[.G4]*[.H4]" office:value-type="float" office:value="0.0000340550565446332" calcext:value-type="float">
            <text:p>3.4055056544633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47977942</text:p>
          </table:table-cell>
          <table:table-cell table:formula="of:=[.C5]*[.D5]*[.E5]*[.F5]*[.G5]*[.H5]" office:value-type="float" office:value="0.000479779415041402" calcext:value-type="float">
            <text:p>0.000479779415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6]*[.D6]*[.E6]*[.F6]*[.G6]*[.H6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5852" calcext:value-type="float">
            <text:p>0.05852</text:p>
          </table:table-cell>
          <table:table-cell table:number-columns-repeated="2"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03405506</text:p>
          </table:table-cell>
          <table:table-cell table:formula="of:=[.C7]*[.D7]*[.E7]*[.F7]*[.G7]*[.H7]" office:value-type="float" office:value="0.0000340550565446332" calcext:value-type="float">
            <text:p>3.4055056544633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8]*[.D8]*[.E8]*[.F8]*[.G8]*[.H8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00241725</text:p>
          </table:table-cell>
          <table:table-cell table:formula="of:=[.C9]*[.D9]*[.E9]*[.F9]*[.G9]*[.H9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10]*[.D10]*[.E10]*[.F10]*[.G10]*[.H10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00241725</text:p>
          </table:table-cell>
          <table:table-cell table:formula="of:=[.C11]*[.D11]*[.E11]*[.F11]*[.G11]*[.H11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string" calcext:value-type="string">
            <text:p><text:s/>= 0.00000241725</text:p>
          </table:table-cell>
          <table:table-cell table:formula="of:=[.C12]*[.D12]*[.E12]*[.F12]*[.G12]*[.H12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00241725</text:p>
          </table:table-cell>
          <table:table-cell table:formula="of:=[.C13]*[.D13]*[.E13]*[.F13]*[.G13]*[.H13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14]*[.D14]*[.E14]*[.F14]*[.G14]*[.H14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00241725</text:p>
          </table:table-cell>
          <table:table-cell table:formula="of:=[.C15]*[.D15]*[.E15]*[.F15]*[.G15]*[.H15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16]*[.D16]*[.E16]*[.F16]*[.G16]*[.H16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03405506</text:p>
          </table:table-cell>
          <table:table-cell table:formula="of:=[.C17]*[.D17]*[.E17]*[.F17]*[.G17]*[.H17]" office:value-type="float" office:value="0.0000340550565446332" calcext:value-type="float">
            <text:p>3.40550565446332E-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/>
          <table:table-cell table:formula="of:=SUM([.J2:.J17])" office:value-type="float" office:value="0.00155444755563621" calcext:value-type="float">
            <text:p>0.001554447555636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LN([.J18])" office:value-type="float" office:value="-6.46663506616149" calcext:value-type="float">
            <text:p>-6.46663506616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 VERSION</text:p>
          </table:table-cell>
          <table:table-cell table:number-columns-repeated="10"/>
          <table:table-cell office:value-type="string" calcext:value-type="string">
            <text:p>unchanged on BL 0.1</text:p>
          </table:table-cell>
          <table:table-cell/>
          <table:table-cell table:formula="of:=0.25+(0.75*(EXP((-4*0.1)/3)))" office:value-type="float" office:value="0.906379989282211" calcext:value-type="float">
            <text:p>0.90637998928221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906379989282211" calcext:value-type="float">
            <text:p>0.906379989282211</text:p>
          </table:table-cell>
          <table:table-cell table:number-columns-repeated="2"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/>
          <table:table-cell table:formula="of:=[.C21]*[.D21]*[.E21]*[.F21]*[.G21]*[.H21]" office:value-type="float" office:value="0.000527457651844322" calcext:value-type="float">
            <text:p>0.000527457651844</text:p>
          </table:table-cell>
          <table:table-cell/>
          <table:table-cell office:value-type="string" calcext:value-type="string">
            <text:p>changed on BL 0.1</text:p>
          </table:table-cell>
          <table:table-cell/>
          <table:table-cell table:formula="of:=0.25-(0.25*(EXP((-4*0.1)/3)))" office:value-type="float" office:value="0.0312066702392631" calcext:value-type="float">
            <text:p>0.03120667023926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906379989282211" calcext:value-type="float">
            <text:p>0.906379989282211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22]*[.D22]*[.E22]*[.F22]*[.G22]*[.H22]" office:value-type="float" office:value="0.000527457651844322" calcext:value-type="float">
            <text:p>0.000527457651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906379989282211" calcext:value-type="float">
            <text:p>0.906379989282211</text:p>
          </table:table-cell>
          <table:table-cell office:value-type="float" office:value="0.82445" calcext:value-type="float">
            <text:p>0.82445</text:p>
          </table:table-cell>
          <table:table-cell table:number-columns-repeated="3" office:value-type="float" office:value="0.05852" calcext:value-type="float">
            <text:p>0.05852</text:p>
          </table:table-cell>
          <table:table-cell/>
          <table:table-cell table:formula="of:=[.C23]*[.D23]*[.E23]*[.F23]*[.G23]*[.H23]" office:value-type="float" office:value="0.0000374392889634662" calcext:value-type="float">
            <text:p>3.7439288963466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906379989282211" calcext:value-type="float">
            <text:p>0.906379989282211</text:p>
          </table:table-cell>
          <table:table-cell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24]*[.D24]*[.E24]*[.F24]*[.G24]*[.H24]" office:value-type="float" office:value="0.000527457651844322" calcext:value-type="float">
            <text:p>0.000527457651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25]*[.D25]*[.E25]*[.F25]*[.G25]*[.H25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office:value-type="float" office:value="0.05852" calcext:value-type="float">
            <text:p>0.05852</text:p>
          </table:table-cell>
          <table:table-cell table:number-columns-repeated="2"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26]*[.D26]*[.E26]*[.F26]*[.G26]*[.H26]" office:value-type="float" office:value="0.0000181603711477756" calcext:value-type="float">
            <text:p>1.81603711477756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27]*[.D27]*[.E27]*[.F27]*[.G27]*[.H27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28]*[.D28]*[.E28]*[.F28]*[.G28]*[.H28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29]*[.D29]*[.E29]*[.F29]*[.G29]*[.H29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30]*[.D30]*[.E30]*[.F30]*[.G30]*[.H30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/>
          <table:table-cell table:formula="of:=[.C31]*[.D31]*[.E31]*[.F31]*[.G31]*[.H31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32]*[.D32]*[.E32]*[.F32]*[.G32]*[.H32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33]*[.D33]*[.E33]*[.F33]*[.G33]*[.H33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34]*[.D34]*[.E34]*[.F34]*[.G34]*[.H34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35]*[.D35]*[.E35]*[.F35]*[.G35]*[.H35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36]*[.D36]*[.E36]*[.F36]*[.G36]*[.H36]" office:value-type="float" office:value="0.0000181603711477756" calcext:value-type="float">
            <text:p>1.81603711477756E-05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SUM([.J21:.J36])" office:value-type="float" office:value="0.00166303564461689" calcext:value-type="float">
            <text:p>0.001663035644617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LN([.J37])" office:value-type="float" office:value="-6.39911064507628" calcext:value-type="float">
            <text:p>-6.399110645076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0:35:34.341490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9-20T15:27:15.155193714</meta:creation-date>
    <dc:date>2020-03-04T11:35:25.503078990</dc:date>
    <meta:editing-duration>PT23H29M43S</meta:editing-duration>
    <meta:editing-cycles>4</meta:editing-cycles>
    <meta:generator>LibreOffice/6.3.4.2$Linux_X86_64 LibreOffice_project/30$Build-2</meta:generator>
    <meta:document-statistic meta:table-count="1" meta:cell-count="329" meta:object-count="0"/>
  </office:meta>
</office:document-meta>
</file>